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b013e" officeooo:paragraph-rsid="000b013e" style:font-size-asian="15.75pt" style:font-size-complex="18pt"/>
    </style:style>
    <style:style style:name="P2" style:family="paragraph" style:parent-style-name="Standard">
      <style:text-properties fo:font-size="11pt" officeooo:rsid="000b013e" officeooo:paragraph-rsid="000b013e" style:font-size-asian="9.60000038146973pt" style:font-size-complex="11pt"/>
    </style:style>
    <style:style style:name="P3" style:family="paragraph" style:parent-style-name="Standard">
      <style:text-properties fo:font-size="11pt" officeooo:rsid="000dce36" officeooo:paragraph-rsid="000dce36" style:font-size-asian="9.60000038146973pt" style:font-size-complex="11pt"/>
    </style:style>
    <style:style style:name="P4" style:family="paragraph" style:parent-style-name="Standard">
      <style:text-properties fo:font-size="11pt" fo:font-style="normal" officeooo:rsid="000b013e" officeooo:paragraph-rsid="000b013e" style:font-size-asian="9.60000038146973pt" style:font-style-asian="normal" style:font-size-complex="11pt" style:font-style-complex="normal"/>
    </style:style>
    <style:style style:name="P5" style:family="paragraph" style:parent-style-name="Standard">
      <style:text-properties fo:font-size="11pt" fo:font-style="normal" officeooo:rsid="000dce36" officeooo:paragraph-rsid="000dce36" style:font-size-asian="9.60000038146973pt" style:font-style-asian="normal" style:font-size-complex="11pt" style:font-style-complex="normal"/>
    </style:style>
    <style:style style:name="P6" style:family="paragraph" style:parent-style-name="Standard">
      <style:text-properties fo:font-size="11pt" fo:font-style="normal" officeooo:rsid="000c9f2e" officeooo:paragraph-rsid="000c9f2e" style:font-size-asian="9.60000038146973pt" style:font-style-asian="normal" style:font-size-complex="11pt" style:font-style-complex="normal"/>
    </style:style>
    <style:style style:name="P7" style:family="paragraph" style:parent-style-name="Standard">
      <style:text-properties fo:font-size="11pt" officeooo:rsid="000c9f2e" officeooo:paragraph-rsid="0010931d" style:font-size-asian="9.60000038146973pt" style:font-size-complex="11pt"/>
    </style:style>
    <style:style style:name="P8" style:family="paragraph" style:parent-style-name="Standard">
      <style:text-properties fo:font-size="11pt" officeooo:rsid="00117a77" officeooo:paragraph-rsid="00117a77" style:font-size-asian="9.60000038146973pt" style:font-size-complex="11pt"/>
    </style:style>
    <style:style style:name="P9" style:family="paragraph" style:parent-style-name="Standard">
      <style:text-properties fo:font-size="11pt" fo:font-style="italic" officeooo:rsid="00117a77" officeooo:paragraph-rsid="00117a77" style:font-size-asian="9.60000038146973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013e" style:font-style-asian="normal" style:font-style-complex="normal"/>
    </style:style>
    <style:style style:name="T4" style:family="text">
      <style:text-properties fo:font-style="normal" officeooo:rsid="0010931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ktikum 2</text:p>
      <text:p text:style-name="P1"/>
      <text:p text:style-name="P3">b.)</text:p>
      <text:p text:style-name="P2">Die gemessene Zeit für die Ausgabe des <text:span text:style-name="T1">prinf </text:span><text:span text:style-name="T2">ist: </text:span><text:span text:style-name="T1">measured 0.000122475 seconds.</text:span></text:p>
      <text:p text:style-name="P2"><text:span text:style-name="T2">Die gemessene Zeit zum erstellen des Tracepoints ist: </text:span><text:span text:style-name="T1">measured 0.000000039 seconds.</text:span></text:p>
      <text:p text:style-name="P4"><text:s/></text:p>
      <text:p text:style-name="P4"/>
      <text:p text:style-name="P5">c.)</text:p>
      <text:p text:style-name="P6">Gemessenen Zeiten mit Tracing session</text:p>
      <text:p text:style-name="P7"><text:span text:style-name="T4">D</text:span><text:span text:style-name="T3">es Tracepoints: </text:span><text:span text:style-name="T1">measured 0.000020045 seconds</text:span></text:p>
      <text:p text:style-name="P7"><text:span text:style-name="T1"/></text:p>
      <text:p text:style-name="P8"><text:span text:style-name="T1">d.)</text:span></text:p>
      <text:p text:style-name="P8"><text:span text:style-name="T1">Traces in Babeltrace nach zweimaligen ausführen des Programmes in einer trace session:</text:span></text:p>
      <text:p text:style-name="P9">[14:17:11.926563745] (+?.?????????) caoslabs my_trace:counter: { cpu_id = 0 }, { value = 1804289383 }</text:p>
      <text:p text:style-name="P9">[14:17:14.418678038] (+2.492114293) caoslabs my_trace:counter: { cpu_id = 0 }, { value = 1804289383 }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8T13:11:47.588589024</meta:creation-date>
    <dc:date>2020-05-08T14:22:26.736881151</dc:date>
    <meta:editing-duration>PT21M8S</meta:editing-duration>
    <meta:editing-cycles>5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12" meta:word-count="78" meta:character-count="553" meta:non-whitespace-character-count="485"/>
  </office:meta>
</office:document-meta>
</file>